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3.379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standard">
      <style:graphic-properties draw:textarea-horizontal-align="justify" draw:textarea-vertical-align="middle" draw:auto-grow-height="false" fo:min-height="2.451cm" fo:min-width="5.433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3.9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96cm" fo:min-width="6.299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6.299cm"/>
    </style:style>
    <style:style style:name="gr8" style:family="graphic" style:parent-style-name="standard">
      <style:graphic-properties draw:textarea-horizontal-align="justify" draw:textarea-vertical-align="middle" draw:auto-grow-height="false" fo:min-height="2.651cm" fo:min-width="5.151cm"/>
    </style:style>
    <style:style style:name="gr9" style:family="graphic" style:parent-style-name="standard">
      <style:graphic-properties draw:textarea-horizontal-align="justify" draw:textarea-vertical-align="middle" draw:auto-grow-height="false" fo:min-height="2.251cm" fo:min-width="5.433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3.926cm"/>
    </style:style>
    <style:style style:name="gr11" style:family="graphic" style:parent-style-name="standard">
      <style:graphic-properties draw:stroke="none" svg:stroke-color="#000000" draw:fill="none" draw:fill-color="#ffffff" fo:min-height="0.613cm"/>
    </style:style>
    <style:style style:name="gr12" style:family="graphic" style:parent-style-name="standard">
      <style:graphic-properties draw:stroke="none" svg:stroke-color="#000000" draw:fill="none" draw:fill-color="#ffffff" fo:min-height="0.736cm"/>
    </style:style>
    <style:style style:name="gr13" style:family="graphic" style:parent-style-name="standard">
      <style:graphic-properties draw:stroke="none" svg:stroke-color="#000000" draw:fill="none" draw:fill-color="#ffffff" fo:min-height="0.836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2.051cm" fo:min-width="5.433cm"/>
    </style:style>
    <style:style style:name="gr16" style:family="graphic" style:parent-style-name="standard">
      <style:graphic-properties draw:textarea-horizontal-align="justify" draw:textarea-vertical-align="middle" draw:auto-grow-height="false" fo:min-height="6.166cm" fo:min-width="5.479cm"/>
    </style:style>
    <style:style style:name="gr17" style:family="graphic" style:parent-style-name="standard">
      <style:graphic-properties draw:fill-color="#99ff33" draw:textarea-horizontal-align="justify" draw:textarea-vertical-align="middle" draw:auto-grow-height="false" fo:min-height="2.1cm" fo:min-width="3.926cm"/>
    </style:style>
    <style:style style:name="gr18" style:family="graphic" style:parent-style-name="standard">
      <style:graphic-properties draw:textarea-horizontal-align="justify" draw:textarea-vertical-align="middle" draw:auto-grow-height="false" fo:min-height="6.974cm" fo:min-width="5.433cm"/>
    </style:style>
    <style:style style:name="gr19" style:family="graphic" style:parent-style-name="standard">
      <style:graphic-properties draw:textarea-horizontal-align="justify" draw:textarea-vertical-align="middle" draw:auto-grow-height="false" fo:min-height="4.451cm" fo:min-width="5.433cm"/>
    </style:style>
    <style:style style:name="gr20" style:family="graphic" style:parent-style-name="standard">
      <style:graphic-properties draw:textarea-horizontal-align="justify" draw:textarea-vertical-align="middle" draw:auto-grow-height="false" fo:min-height="2.651cm" fo:min-width="5.433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1.796cm" fo:min-width="6.299cm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2.651cm" fo:min-width="5.433cm"/>
    </style:style>
    <style:style style:name="gr23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2cm" fo:min-width="3.871cm"/>
    </style:style>
    <style:style style:name="gr25" style:family="graphic" style:parent-style-name="standard">
      <style:graphic-properties draw:stroke="none" svg:stroke-color="#000000" draw:fill="none" draw:fill-color="#ffffff" fo:min-height="0.95cm"/>
    </style:style>
    <style:style style:name="gr26" style:family="graphic" style:parent-style-name="standard">
      <style:graphic-properties draw:fill="solid" draw:fill-color="#99ff33" draw:textarea-horizontal-align="justify" draw:textarea-vertical-align="middle" draw:auto-grow-height="false" fo:min-height="2.1cm" fo:min-width="3.926cm"/>
    </style:style>
    <style:style style:name="gr27" style:family="graphic" style:parent-style-name="standard">
      <style:graphic-properties draw:fill="solid" draw:fill-color="#99ff33" draw:textarea-horizontal-align="justify" draw:textarea-vertical-align="middle" draw:auto-grow-height="false" fo:min-height="2.451cm" fo:min-width="5.433cm"/>
    </style:style>
    <style:style style:name="gr28" style:family="graphic" style:parent-style-name="objectwithoutfill">
      <style:graphic-properties draw:marker-end="Arrow" draw:marker-end-width="0.3cm" draw:fill="solid" draw:fill-color="#99ff33" draw:textarea-vertical-align="middle"/>
    </style:style>
    <style:style style:name="gr29" style:family="graphic" style:parent-style-name="standard">
      <style:graphic-properties draw:stroke="none" svg:stroke-color="#000000" draw:fill="none" draw:fill-color="#99ff33" fo:min-height="0.713cm"/>
    </style:style>
    <style:style style:name="gr30" style:family="graphic" style:parent-style-name="standard">
      <style:graphic-properties draw:stroke="none" svg:stroke-color="#000000" draw:fill="none" draw:fill-color="#99ff33" fo:min-height="0.85cm"/>
    </style:style>
    <style:style style:name="gr31" style:family="graphic" style:parent-style-name="standard">
      <style:graphic-properties draw:textarea-horizontal-align="justify" draw:textarea-vertical-align="middle" draw:auto-grow-height="false" fo:min-height="2.9cm" fo:min-width="4.964cm"/>
    </style:style>
    <style:style style:name="gr32" style:family="graphic" style:parent-style-name="standard">
      <style:graphic-properties draw:textarea-horizontal-align="justify" draw:textarea-vertical-align="middle" draw:auto-grow-height="false" fo:min-height="4.351cm" fo:min-width="6.187cm"/>
    </style:style>
    <style:style style:name="gr33" style:family="graphic" style:parent-style-name="standard">
      <style:graphic-properties draw:textarea-horizontal-align="justify" draw:textarea-vertical-align="middle" draw:auto-grow-height="false" fo:min-height="9.851cm" fo:min-width="6.187cm"/>
    </style:style>
    <style:style style:name="gr34" style:family="graphic" style:parent-style-name="standard">
      <style:graphic-properties draw:textarea-horizontal-align="justify" draw:textarea-vertical-align="middle" draw:auto-grow-height="false" fo:min-height="7.751cm" fo:min-width="6.187cm"/>
    </style:style>
    <style:style style:name="gr35" style:family="graphic" style:parent-style-name="standard">
      <style:graphic-properties draw:textarea-horizontal-align="justify" draw:textarea-vertical-align="middle" draw:auto-grow-height="false" fo:min-height="1.9cm" fo:min-width="3.27cm"/>
    </style:style>
    <style:style style:name="gr36" style:family="graphic" style:parent-style-name="standard">
      <style:graphic-properties draw:textarea-horizontal-align="justify" draw:textarea-vertical-align="middle" draw:auto-grow-height="false" fo:min-height="2.1cm" fo:min-width="3.434cm"/>
    </style:style>
    <style:style style:name="gr37" style:family="graphic" style:parent-style-name="standard">
      <style:graphic-properties draw:textarea-horizontal-align="justify" draw:textarea-vertical-align="middle" draw:auto-grow-height="false" fo:min-height="4.351cm" fo:min-width="7.072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3.951cm" fo:min-width="5.433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33"/>
      <style:paragraph-properties fo:text-align="center"/>
      <style:text-properties fo:font-size="18pt"/>
    </style:style>
    <style:style style:name="P6" style:family="paragraph">
      <loext:graphic-properties draw:fill="solid" draw:fill-color="#ffff00"/>
      <style:paragraph-properties fo:text-align="center"/>
      <style:text-properties fo:font-size="18pt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99ff33"/>
      <style:paragraph-properties fo:text-align="center"/>
      <style:text-properties fo:font-size="18pt"/>
    </style:style>
    <style:style style:name="P9" style:family="paragraph">
      <loext:graphic-properties draw:fill="solid" draw:fill-color="#99ff33"/>
      <style:paragraph-properties fo:text-align="center"/>
    </style:style>
    <style:style style:name="P10" style:family="paragraph">
      <loext:graphic-properties draw:fill="none" draw:fill-color="#99ff33"/>
      <style:text-properties fo:font-size="18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loext:graphic-properties draw:fill-color="#ffff00"/>
      <style:paragraph-properties fo:text-align="center"/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7.757cm" svg:height="3.6cm" svg:x="45.247cm" svg:y="5.808cm">
          <text:p text:style-name="P1">Gear change <text:line-break/>in progr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857cm" svg:height="0.963cm" svg:x="43.827cm" svg:y="6.645cm">
          <draw:text-box>
            <text:p text:style-name="P2">Yes</text:p>
          </draw:text-box>
        </draw:frame>
        <draw:custom-shape draw:style-name="gr3" draw:text-style-name="P1" xml:id="id3" draw:id="id3" draw:layer="layout" svg:width="7.757cm" svg:height="2.7cm" svg:x="45.247cm" svg:y="17.208cm">
          <text:p text:style-name="P1">Compare<text:line-break/> commanded <text:line-break/>speed with curr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4" draw:id="id4" draw:layer="layout" svg:width="8.85cm" svg:height="4.7cm" svg:x="44.701cm" svg:y="21.708cm">
          <text:p text:style-name="P1">Gearchan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639cm" svg:height="0.963cm" svg:x="53.442cm" svg:y="22.908cm">
          <draw:text-box>
            <text:p text:style-name="P2">No</text:p>
          </draw:text-box>
        </draw:frame>
        <draw:custom-shape draw:style-name="gr4" draw:text-style-name="P1" xml:id="id1" draw:id="id1" draw:layer="layout" svg:width="8.85cm" svg:height="4.7cm" svg:x="44.702cm" svg:y="43.008cm">
          <text:p text:style-name="P1">Spindle_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857cm" svg:height="0.963cm" svg:x="49.182cm" svg:y="26.308cm">
          <draw:text-box>
            <text:p text:style-name="P2">Yes</text:p>
          </draw:text-box>
        </draw:frame>
        <draw:frame draw:style-name="gr2" draw:text-style-name="P3" draw:layer="layout" svg:width="1.639cm" svg:height="0.963cm" svg:x="54.426cm" svg:y="44.308cm">
          <draw:text-box>
            <text:p text:style-name="P2">No</text:p>
          </draw:text-box>
        </draw:frame>
        <draw:frame draw:style-name="gr2" draw:text-style-name="P3" draw:layer="layout" svg:width="1.857cm" svg:height="0.963cm" svg:x="49.4cm" svg:y="48.008cm">
          <draw:text-box>
            <text:p text:style-name="P2">Yes</text:p>
          </draw:text-box>
        </draw:frame>
        <draw:connector draw:style-name="gr5" draw:text-style-name="P4" draw:layer="layout" svg:x1="53.552cm" svg:y1="45.358cm" svg:x2="57.485cm" svg:y2="45.358cm" draw:start-shape="id1" draw:start-glue-point="7" draw:end-shape="id2" draw:end-glue-point="5" svg:d="M53552 45358h3933" svg:viewBox="0 0 3934 1">
          <text:p/>
        </draw:connector>
        <draw:connector draw:style-name="gr5" draw:text-style-name="P4" draw:layer="layout" svg:x1="49.125cm" svg:y1="19.908cm" svg:x2="49.126cm" svg:y2="21.708cm" draw:start-shape="id3" draw:start-glue-point="2" draw:end-shape="id4" draw:end-glue-point="4" svg:d="M49125 19908v901h1v899" svg:viewBox="0 0 2 1801">
          <text:p/>
        </draw:connector>
        <draw:frame draw:style-name="gr2" draw:text-style-name="P3" draw:layer="layout" svg:width="1.639cm" svg:height="0.963cm" svg:x="49.508cm" svg:y="9.408cm">
          <draw:text-box>
            <text:p text:style-name="P2">No</text:p>
          </draw:text-box>
        </draw:frame>
        <draw:custom-shape draw:style-name="gr6" draw:text-style-name="P1" xml:id="id2" draw:id="id2" draw:layer="layout" svg:width="7.539cm" svg:height="2.9cm" svg:x="57.485cm" svg:y="43.908cm">
          <text:p text:style-name="P1">E-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5" draw:id="id5" draw:layer="layout" svg:width="7.539cm" svg:height="2.7cm" svg:x="57.156cm" svg:y="22.708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53.551cm" svg:y1="24.058cm" svg:x2="57.156cm" svg:y2="24.058cm" draw:start-shape="id4" draw:start-glue-point="7" draw:end-shape="id5" svg:d="M53551 24058h3605" svg:viewBox="0 0 3606 1">
          <text:p/>
        </draw:connector>
        <draw:custom-shape draw:style-name="gr8" draw:text-style-name="P1" xml:id="id7" draw:id="id7" draw:layer="layout" svg:width="9.287cm" svg:height="2.9cm" svg:x="44.482cm" svg:y="1.108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line-skew="-2.999cm" svg:x1="45.247cm" svg:y1="7.608cm" svg:x2="44.702cm" svg:y2="45.358cm" draw:start-shape="id6" draw:start-glue-point="5" draw:end-shape="id1" draw:end-glue-point="5" svg:d="M45247 7608h-4045v37750h3500" svg:viewBox="0 0 4046 37751">
          <text:p/>
        </draw:connector>
        <draw:connector draw:style-name="gr5" draw:text-style-name="P4" draw:layer="layout" svg:x1="49.126cm" svg:y1="4.008cm" svg:x2="49.126cm" svg:y2="5.808cm" draw:start-shape="id7" draw:start-glue-point="8" draw:end-shape="id6" draw:end-glue-point="4" svg:d="M49126 4008v1800" svg:viewBox="0 0 1 1801">
          <text:p/>
        </draw:connector>
        <draw:custom-shape draw:style-name="gr8" draw:text-style-name="P1" draw:layer="layout" svg:width="9.287cm" svg:height="2.9cm" svg:x="44.484cm" svg:y="1.109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8" draw:id="id8" draw:layer="layout" svg:width="7.757cm" svg:height="2.5cm" svg:x="45.248cm" svg:y="38.708cm">
          <text:p text:style-name="P1">Save target <text:line-break/>bitmas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49.126cm" svg:y1="41.208cm" svg:x2="49.127cm" svg:y2="43.008cm" draw:start-shape="id8" draw:start-glue-point="2" draw:end-shape="id1" draw:end-glue-point="4" svg:d="M49126 41208v901h1v899" svg:viewBox="0 0 2 1801">
          <text:p/>
        </draw:connector>
        <draw:custom-shape draw:style-name="gr9" draw:text-style-name="P1" xml:id="id9" draw:id="id9" draw:layer="layout" svg:width="7.757cm" svg:height="2.5cm" svg:x="45.248cm" svg:y="35.008cm">
          <text:p text:style-name="P1">Determine nearest<text:line-break/> gear spee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49.126cm" svg:y1="37.508cm" svg:x2="49.126cm" svg:y2="38.708cm" draw:start-shape="id9" draw:start-glue-point="2" draw:end-shape="id8" draw:end-glue-point="0" svg:d="M49126 37508v1200" svg:viewBox="0 0 1 1201">
          <text:p/>
        </draw:connector>
        <draw:custom-shape draw:style-name="gr1" draw:text-style-name="P1" xml:id="id10" draw:id="id10" draw:layer="layout" svg:width="7.757cm" svg:height="3.6cm" svg:x="45.247cm" svg:y="11.508cm">
          <text:p text:style-name="P1">Is spindle 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49.126cm" svg:y1="9.408cm" svg:x2="49.126cm" svg:y2="11.508cm" draw:start-shape="id6" draw:start-glue-point="6" draw:end-shape="id10" draw:end-glue-point="4" svg:d="M49126 9408v2100" svg:viewBox="0 0 1 2101">
          <text:p/>
        </draw:connector>
        <draw:connector draw:style-name="gr5" draw:text-style-name="P4" draw:layer="layout" svg:x1="49.126cm" svg:y1="15.108cm" svg:x2="49.125cm" svg:y2="17.208cm" draw:start-shape="id10" draw:start-glue-point="6" draw:end-shape="id3" draw:end-glue-point="0" svg:d="M49126 15108v1051h-1v1049" svg:viewBox="0 0 2 2101">
          <text:p/>
        </draw:connector>
        <draw:frame draw:style-name="gr2" draw:text-style-name="P3" draw:layer="layout" svg:width="1.857cm" svg:height="0.963cm" svg:x="49.508cm" svg:y="15.245cm">
          <draw:text-box>
            <text:p text:style-name="P2">Yes</text:p>
          </draw:text-box>
        </draw:frame>
        <draw:connector draw:style-name="gr5" draw:text-style-name="P4" draw:layer="layout" svg:x1="53.004cm" svg:y1="13.308cm" svg:x2="60.926cm" svg:y2="22.708cm" draw:start-shape="id10" draw:start-glue-point="7" draw:end-shape="id5" draw:end-glue-point="4" svg:d="M53004 13308h7922v9400" svg:viewBox="0 0 7923 9401">
          <text:p/>
        </draw:connector>
        <draw:frame draw:style-name="gr2" draw:text-style-name="P3" draw:layer="layout" svg:width="1.639cm" svg:height="0.963cm" svg:x="53.005cm" svg:y="12.408cm">
          <draw:text-box>
            <text:p text:style-name="P2">No</text:p>
          </draw:text-box>
        </draw:frame>
        <draw:custom-shape draw:style-name="gr10" draw:text-style-name="P1" xml:id="id11" draw:id="id11" draw:layer="layout" svg:width="8.85cm" svg:height="5cm" svg:x="33.646cm" svg:y="71.2cm">
          <text:p text:style-name="P1">Input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12" draw:id="id12" draw:layer="layout" svg:width="8.85cm" svg:height="4.7cm" svg:x="33.637cm" svg:y="80.684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38.071cm" svg:y1="76.2cm" svg:x2="38.062cm" svg:y2="80.684cm" draw:start-shape="id11" draw:start-glue-point="6" draw:end-shape="id12" draw:end-glue-point="4" svg:d="M38071 76200v2243h-9v2241" svg:viewBox="0 0 10 4485">
          <text:p/>
        </draw:connector>
        <draw:frame draw:style-name="gr2" draw:text-style-name="P3" draw:layer="layout" svg:width="1.857cm" svg:height="0.963cm" svg:x="38.1cm" svg:y="76.537cm">
          <draw:text-box>
            <text:p text:style-name="P2">ON</text:p>
          </draw:text-box>
        </draw:frame>
        <draw:frame draw:style-name="gr2" draw:text-style-name="P3" draw:layer="layout" svg:width="1.857cm" svg:height="0.963cm" svg:x="32.108cm" svg:y="81.921cm">
          <draw:text-box>
            <text:p text:style-name="P2">No</text:p>
          </draw:text-box>
        </draw:frame>
        <draw:custom-shape draw:style-name="gr4" draw:text-style-name="P1" xml:id="id13" draw:id="id13" draw:layer="layout" svg:width="8.85cm" svg:height="4.7cm" svg:x="49.946cm" svg:y="79.571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42.496cm" svg:y1="73.7cm" svg:x2="54.371cm" svg:y2="79.571cm" draw:start-shape="id11" draw:start-glue-point="7" draw:end-shape="id13" draw:end-glue-point="4" svg:d="M42496 73700h11875v5871" svg:viewBox="0 0 11876 5872">
          <text:p/>
        </draw:connector>
        <draw:frame draw:style-name="gr11" draw:text-style-name="P3" draw:layer="layout" svg:width="1.857cm" svg:height="0.962cm" svg:x="42.7cm" svg:y="72.7cm">
          <draw:text-box>
            <text:p text:style-name="P2">OFF</text:p>
          </draw:text-box>
        </draw:frame>
        <draw:connector draw:style-name="gr5" draw:text-style-name="P4" draw:layer="layout" svg:x1="38.062cm" svg:y1="85.384cm" svg:x2="43.308cm" svg:y2="91.784cm" draw:start-shape="id12" draw:start-glue-point="6" draw:end-shape="id14" draw:end-glue-point="0" svg:d="M38062 85384v3201h5246v3199" svg:viewBox="0 0 5247 6401">
          <text:p/>
        </draw:connector>
        <draw:connector draw:style-name="gr5" draw:text-style-name="P4" draw:layer="layout" svg:x1="54.371cm" svg:y1="84.271cm" svg:x2="54.352cm" svg:y2="86.54cm" draw:start-shape="id13" draw:start-glue-point="6" draw:end-shape="id15" draw:end-glue-point="4" svg:d="M54371 84271v1135h-19v1134" svg:viewBox="0 0 20 2270">
          <text:p/>
        </draw:connector>
        <draw:frame draw:style-name="gr2" draw:text-style-name="P3" draw:layer="layout" svg:width="1.857cm" svg:height="0.963cm" svg:x="38.176cm" svg:y="85.57cm">
          <draw:text-box>
            <text:p text:style-name="P2">Yes</text:p>
          </draw:text-box>
        </draw:frame>
        <draw:frame draw:style-name="gr2" draw:text-style-name="P3" draw:layer="layout" svg:width="1.857cm" svg:height="0.963cm" svg:x="54.754cm" svg:y="84.208cm">
          <draw:text-box>
            <text:p text:style-name="P2">Yes</text:p>
          </draw:text-box>
        </draw:frame>
        <draw:frame draw:style-name="gr2" draw:text-style-name="P3" draw:layer="layout" svg:width="1.857cm" svg:height="0.963cm" svg:x="58.796cm" svg:y="80.671cm">
          <draw:text-box>
            <text:p text:style-name="P2">No</text:p>
          </draw:text-box>
        </draw:frame>
        <draw:custom-shape draw:style-name="gr4" draw:text-style-name="P1" xml:id="id17" draw:id="id17" draw:layer="layout" svg:width="8.85cm" svg:height="4.7cm" svg:x="84.409cm" svg:y="79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83.645cm" svg:y1="77.4cm" svg:x2="88.834cm" svg:y2="79cm" draw:start-shape="id16" draw:start-glue-point="6" draw:end-shape="id17" draw:end-glue-point="4" svg:d="M83645 77400v801h5189v799" svg:viewBox="0 0 5190 1601">
          <text:p/>
        </draw:connector>
        <draw:frame draw:style-name="gr2" draw:text-style-name="P3" draw:layer="layout" svg:width="1.857cm" svg:height="0.963cm" svg:x="84.737cm" svg:y="77.2cm">
          <draw:text-box>
            <text:p text:style-name="P2">ON</text:p>
          </draw:text-box>
        </draw:frame>
        <draw:frame draw:style-name="gr12" draw:text-style-name="P3" draw:layer="layout" svg:width="1.53cm" svg:height="0.986cm" svg:x="82.88cm" svg:y="80.2cm">
          <draw:text-box draw:corner-radius="0.2cm">
            <text:p text:style-name="P2">No</text:p>
          </draw:text-box>
        </draw:frame>
        <draw:custom-shape draw:style-name="gr4" draw:text-style-name="P1" xml:id="id18" draw:id="id18" draw:layer="layout" svg:width="8.85cm" svg:height="4.7cm" svg:x="96.209cm" svg:y="80.063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87.414cm" svg:y1="75.25cm" svg:x2="100.634cm" svg:y2="80.063cm" draw:start-shape="id16" draw:start-glue-point="7" draw:end-shape="id18" draw:end-glue-point="4" svg:d="M87414 75250h13220v4813" svg:viewBox="0 0 13221 4814">
          <text:p/>
        </draw:connector>
        <draw:frame draw:style-name="gr13" draw:text-style-name="P3" draw:layer="layout" svg:width="2.249cm" svg:height="1.086cm" svg:x="87.624cm" svg:y="74.3cm">
          <draw:text-box>
            <text:p text:style-name="P2">OFF</text:p>
          </draw:text-box>
        </draw:frame>
        <draw:connector draw:style-name="gr5" draw:text-style-name="P4" draw:layer="layout" svg:x1="88.834cm" svg:y1="83.7cm" svg:x2="90.678cm" svg:y2="98.2cm" draw:start-shape="id17" draw:start-glue-point="6" draw:end-shape="id19" draw:end-glue-point="0" svg:d="M88834 83700v7250h1844v7250" svg:viewBox="0 0 1845 14501">
          <text:p/>
        </draw:connector>
        <draw:frame draw:style-name="gr2" draw:text-style-name="P3" draw:layer="layout" svg:width="2.017cm" svg:height="0.963cm" svg:x="89.326cm" svg:y="83.937cm">
          <draw:text-box>
            <text:p text:style-name="P2">Yes</text:p>
          </draw:text-box>
        </draw:frame>
        <draw:frame draw:style-name="gr2" draw:text-style-name="P3" draw:layer="layout" svg:width="1.857cm" svg:height="0.963cm" svg:x="100.907cm" svg:y="84.7cm">
          <draw:text-box>
            <text:p text:style-name="P2">Yes</text:p>
          </draw:text-box>
        </draw:frame>
        <draw:connector draw:style-name="gr5" draw:text-style-name="P4" draw:layer="layout" svg:x1="109.672cm" svg:y1="109.661cm" svg:x2="104.419cm" svg:y2="113.192cm" draw:start-shape="id20" draw:start-glue-point="2" draw:end-shape="id21" draw:end-glue-point="7" svg:d="M109672 109661v3531h-5253" svg:viewBox="0 0 5254 3532">
          <text:p/>
        </draw:connector>
        <draw:frame draw:style-name="gr2" draw:text-style-name="P3" draw:layer="layout" svg:width="1.857cm" svg:height="0.963cm" svg:x="105.059cm" svg:y="82.863cm">
          <draw:text-box>
            <text:p text:style-name="P2">No</text:p>
          </draw:text-box>
        </draw:frame>
        <draw:connector draw:style-name="gr5" draw:text-style-name="P4" draw:layer="layout" svg:x1="49.049cm" svg:y1="67.977cm" svg:x2="83.645cm" svg:y2="73.1cm" draw:start-shape="id22" draw:start-glue-point="6" draw:end-shape="id16" draw:end-glue-point="4" svg:d="M49049 67977v2562h34596v2561" svg:viewBox="0 0 34597 5124">
          <text:p/>
        </draw:connector>
        <draw:custom-shape draw:style-name="gr4" draw:text-style-name="P1" xml:id="id25" draw:id="id25" draw:layer="layout" svg:width="8.85cm" svg:height="4.7cm" svg:x="90.326cm" svg:y="26.5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857cm" svg:height="0.963cm" svg:x="87.595cm" svg:y="25.937cm">
          <draw:text-box>
            <text:p text:style-name="P2">ON</text:p>
          </draw:text-box>
        </draw:frame>
        <draw:custom-shape draw:style-name="gr4" draw:text-style-name="P1" xml:id="id24" draw:id="id24" draw:layer="layout" svg:width="8.85cm" svg:height="4.7cm" svg:x="79.388cm" svg:y="33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83.772cm" svg:y1="29.3cm" svg:x2="83.813cm" svg:y2="33cm" draw:start-shape="id23" draw:start-glue-point="6" draw:end-shape="id24" draw:end-glue-point="4" svg:d="M83772 29300v1851h41v1849" svg:viewBox="0 0 42 3701">
          <text:p/>
        </draw:connector>
        <draw:frame draw:style-name="gr14" draw:text-style-name="P3" draw:layer="layout" svg:width="1.973cm" svg:height="0.962cm" svg:x="83.765cm" svg:y="29.6cm">
          <draw:text-box>
            <text:p text:style-name="P2">OFF</text:p>
          </draw:text-box>
        </draw:frame>
        <draw:connector draw:style-name="gr5" draw:text-style-name="P4" draw:layer="layout" svg:x1="94.751cm" svg:y1="31.2cm" svg:x2="94.721cm" svg:y2="36.5cm" draw:start-shape="id25" draw:start-glue-point="6" draw:end-shape="id26" draw:end-glue-point="0" svg:d="M94751 31200v2651h-30v2649" svg:viewBox="0 0 31 5301">
          <text:p/>
        </draw:connector>
        <draw:connector draw:style-name="gr5" draw:text-style-name="P4" draw:layer="layout" svg:x1="83.813cm" svg:y1="37.7cm" svg:x2="83.819cm" svg:y2="39.8cm" draw:start-shape="id24" draw:start-glue-point="6" draw:end-shape="id27" draw:end-glue-point="4" svg:d="M83813 37700v1051h6v1049" svg:viewBox="0 0 7 2101">
          <text:p/>
        </draw:connector>
        <draw:frame draw:style-name="gr2" draw:text-style-name="P3" draw:layer="layout" svg:width="1.857cm" svg:height="0.963cm" svg:x="94.865cm" svg:y="31.386cm">
          <draw:text-box>
            <text:p text:style-name="P2">Yes</text:p>
          </draw:text-box>
        </draw:frame>
        <draw:frame draw:style-name="gr2" draw:text-style-name="P3" draw:layer="layout" svg:width="1.857cm" svg:height="0.963cm" svg:x="84.195cm" svg:y="37.637cm">
          <draw:text-box>
            <text:p text:style-name="P2">Yes</text:p>
          </draw:text-box>
        </draw:frame>
        <draw:custom-shape draw:style-name="gr9" draw:text-style-name="P1" xml:id="id28" draw:id="id28" draw:layer="layout" svg:width="7.757cm" svg:height="2.5cm" svg:x="45.248cm" svg:y="27.608cm">
          <text:p text:style-name="P1">Energise <text:line-break/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49.126cm" svg:y1="26.408cm" svg:x2="49.126cm" svg:y2="27.608cm" draw:start-shape="id4" draw:start-glue-point="6" draw:end-shape="id28" draw:end-glue-point="0" svg:d="M49126 26408v1200" svg:viewBox="0 0 1 1201">
          <text:p/>
        </draw:connector>
        <draw:custom-shape draw:style-name="gr15" draw:text-style-name="P1" xml:id="id29" draw:id="id29" draw:layer="layout" svg:width="7.757cm" svg:height="2.3cm" svg:x="45.248cm" svg:y="49.508cm">
          <text:p text:style-name="P1">Do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49.127cm" svg:y1="47.708cm" svg:x2="49.126cm" svg:y2="49.508cm" draw:start-shape="id1" draw:start-glue-point="6" draw:end-shape="id29" draw:end-glue-point="0" svg:d="M49127 47708v901h-1v899" svg:viewBox="0 0 2 1801">
          <text:p/>
        </draw:connector>
        <draw:connector draw:style-name="gr5" draw:text-style-name="P4" draw:layer="layout" svg:x1="49.126cm" svg:y1="51.808cm" svg:x2="49.105cm" svg:y2="56.777cm" draw:start-shape="id29" draw:start-glue-point="2" draw:end-shape="id30" draw:end-glue-point="4" svg:d="M49126 51808v2485h-21v2484" svg:viewBox="0 0 22 4970">
          <text:p/>
        </draw:connector>
        <draw:custom-shape draw:style-name="gr16" draw:text-style-name="P1" xml:id="id14" draw:id="id14" draw:layer="layout" svg:width="7.817cm" svg:height="6.416cm" svg:x="39.4cm" svg:y="91.784cm">
          <text:p text:style-name="P1"/>
          <text:p text:style-name="P1">Deenergize:</text:p>
          <text:p text:style-name="P1"><text:span text:style-name="T1"><text:line-break/></text:span><text:span text:style-name="T1">Gear</text:span><text:span text:style-name="T1">_Mot</text:span><text:span text:style-name="T1">or_In</text:span><text:span text:style-name="T1">put</text:span></text:p>
          <text:p text:style-name="P1">Reverse_Direction</text:p>
          <text:p text:style-name="P1">Slow_Motion</text:p>
          <text:p text:style-name="P1"/>
          <text:p text:style-name="P1">NEXT:</text:p>
          <text:p text:style-name="P1">Mid stage</text:p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5" xml:id="id15" draw:id="id15" draw:layer="layout" svg:width="8.85cm" svg:height="4.7cm" svg:x="49.927cm" svg:y="86.5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2" draw:id="id32" draw:layer="layout" svg:width="7.757cm" svg:height="2.7cm" svg:x="50.473cm" svg:y="92.44cm">
          <text:p text:style-name="P1">Energiz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857cm" svg:height="0.963cm" svg:x="54.625cm" svg:y="91.34cm">
          <draw:text-box>
            <text:p text:style-name="P2">Yes</text:p>
          </draw:text-box>
        </draw:frame>
        <draw:custom-shape draw:style-name="gr3" draw:text-style-name="P1" xml:id="id31" draw:id="id31" draw:layer="layout" svg:width="7.757cm" svg:height="2.7cm" svg:x="50.476cm" svg:y="101.64cm">
          <text:p text:style-name="P1">Energize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639cm" svg:height="0.963cm" svg:x="58.777cm" svg:y="87.94cm">
          <draw:text-box>
            <text:p text:style-name="P2">No</text:p>
          </draw:text-box>
        </draw:frame>
        <draw:connector draw:style-name="gr5" draw:text-style-name="P4" draw:layer="layout" draw:line-skew="1.698cm" svg:x1="58.777cm" svg:y1="88.89cm" svg:x2="58.233cm" svg:y2="102.99cm" draw:start-shape="id15" draw:start-glue-point="7" draw:end-shape="id31" draw:end-glue-point="1" svg:d="M58777 88890h2200v14100h-2744" svg:viewBox="0 0 2745 14101">
          <text:p/>
        </draw:connector>
        <draw:connector draw:style-name="gr5" draw:text-style-name="P4" draw:layer="layout" svg:x1="54.352cm" svg:y1="91.24cm" svg:x2="54.351cm" svg:y2="92.44cm" draw:start-shape="id15" draw:start-glue-point="6" draw:end-shape="id32" draw:end-glue-point="0" svg:d="M54352 91240v601h-1v599" svg:viewBox="0 0 2 1201">
          <text:p/>
        </draw:connector>
        <draw:custom-shape draw:style-name="gr18" draw:text-style-name="P1" xml:id="id19" draw:id="id19" draw:layer="layout" svg:width="7.757cm" svg:height="7.223cm" svg:x="86.8cm" svg:y="98.2cm">
          <text:p text:style-name="P1">Deenergize:</text:p>
          <text:p text:style-name="P1"/>
          <text:p text:style-name="P1"><text:span text:style-name="T1">Gear_Motor_</text:span><text:span text:style-name="T1">Mid</text:span></text:p>
          <text:p text:style-name="P1"><text:span text:style-name="T1">Reverse_Direc</text:span><text:span text:style-name="T1">tion</text:span></text:p>
          <text:p text:style-name="P1"><text:span text:style-name="T1">Slow_Motion</text:span></text:p>
          <text:p text:style-name="P1"/>
          <text:p text:style-name="P1">NEXT:</text:p>
          <text:p text:style-name="P1">Backgear</text:p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5" xml:id="id33" draw:id="id33" draw:layer="layout" svg:width="8.85cm" svg:height="4.7cm" svg:x="96.209cm" svg:y="86.963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4" draw:id="id34" draw:layer="layout" svg:width="7.757cm" svg:height="2.7cm" svg:x="96.755cm" svg:y="92.863cm">
          <text:p text:style-name="P1">Energiz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857cm" svg:height="0.963cm" svg:x="100.907cm" svg:y="91.763cm">
          <draw:text-box>
            <text:p text:style-name="P2">Yes</text:p>
          </draw:text-box>
        </draw:frame>
        <draw:custom-shape draw:style-name="gr3" draw:text-style-name="P1" xml:id="id37" draw:id="id37" draw:layer="layout" svg:width="7.757cm" svg:height="2.7cm" svg:x="96.755cm" svg:y="101.763cm">
          <text:p text:style-name="P1">Energize<text:line-break/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639cm" svg:height="0.963cm" svg:x="105.059cm" svg:y="87.963cm">
          <draw:text-box>
            <text:p text:style-name="P2">No</text:p>
          </draw:text-box>
        </draw:frame>
        <draw:connector draw:style-name="gr5" draw:text-style-name="P4" draw:layer="layout" svg:x1="100.634cm" svg:y1="91.663cm" svg:x2="100.633cm" svg:y2="92.863cm" draw:start-shape="id33" draw:start-glue-point="6" draw:end-shape="id34" draw:end-glue-point="0" svg:d="M100634 91663v601h-1v599" svg:viewBox="0 0 2 1201">
          <text:p/>
        </draw:connector>
        <draw:custom-shape draw:style-name="gr3" draw:text-style-name="P1" xml:id="id35" draw:id="id35" draw:layer="layout" svg:width="7.757cm" svg:height="2.7cm" svg:x="50.464cm" svg:y="97.14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54.351cm" svg:y1="95.14cm" svg:x2="54.342cm" svg:y2="97.14cm" draw:start-shape="id32" draw:start-glue-point="2" draw:end-shape="id35" draw:end-glue-point="0" svg:d="M54351 95140v1001h-9v999" svg:viewBox="0 0 10 2001">
          <text:p/>
        </draw:connector>
        <draw:connector draw:style-name="gr5" draw:text-style-name="P4" draw:layer="layout" svg:x1="54.342cm" svg:y1="99.84cm" svg:x2="54.354cm" svg:y2="101.64cm" draw:start-shape="id35" draw:start-glue-point="2" draw:end-shape="id31" draw:end-glue-point="0" svg:d="M54342 99840v901h12v899" svg:viewBox="0 0 13 1801">
          <text:p/>
        </draw:connector>
        <draw:custom-shape draw:style-name="gr3" draw:text-style-name="P1" xml:id="id36" draw:id="id36" draw:layer="layout" svg:width="7.757cm" svg:height="2.7cm" svg:x="96.755cm" svg:y="97.263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100.633cm" svg:y1="95.563cm" svg:x2="100.633cm" svg:y2="97.263cm" draw:start-shape="id34" draw:start-glue-point="2" draw:end-shape="id36" draw:end-glue-point="0" svg:d="M100633 95563v1700" svg:viewBox="0 0 1 1701">
          <text:p/>
        </draw:connector>
        <draw:connector draw:style-name="gr5" draw:text-style-name="P4" draw:layer="layout" svg:x1="100.633cm" svg:y1="99.963cm" svg:x2="100.633cm" svg:y2="101.763cm" draw:start-shape="id36" draw:start-glue-point="2" draw:end-shape="id37" draw:end-glue-point="0" svg:d="M100633 99963v1800" svg:viewBox="0 0 1 1801">
          <text:p/>
        </draw:connector>
        <draw:connector draw:style-name="gr5" draw:text-style-name="P4" draw:layer="layout" svg:x1="100.634cm" svg:y1="84.763cm" svg:x2="100.634cm" svg:y2="86.963cm" draw:start-shape="id18" draw:start-glue-point="6" draw:end-shape="id33" draw:end-glue-point="4" svg:d="M100634 84763v2200" svg:viewBox="0 0 1 2201">
          <text:p/>
        </draw:connector>
        <draw:connector draw:style-name="gr5" draw:text-style-name="P4" draw:layer="layout" draw:line-skew="1.698cm" svg:x1="105.059cm" svg:y1="89.313cm" svg:x2="104.512cm" svg:y2="103.113cm" draw:start-shape="id33" draw:start-glue-point="7" draw:end-shape="id37" draw:end-glue-point="1" svg:d="M105059 89313h2200v13800h-2747" svg:viewBox="0 0 2748 13801">
          <text:p/>
        </draw:connector>
        <draw:custom-shape draw:style-name="gr19" draw:text-style-name="P1" xml:id="id26" draw:id="id26" draw:layer="layout" svg:width="7.757cm" svg:height="4.7cm" svg:x="90.843cm" svg:y="36.5cm">
          <text:p text:style-name="P1"/>
          <text:p text:style-name="P1">Deenergize:</text:p>
          <text:p text:style-name="P1"/>
          <text:p text:style-name="P1"><text:span text:style-name="T1">Gear_Motor_Back_G</text:span><text:span text:style-name="T1">ear</text:span></text:p>
          <text:p text:style-name="P1">Reverse_Direction</text:p>
          <text:p text:style-name="P1">Slow_Motion</text:p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94.72cm" svg:y1="62.929cm" svg:x2="87.595cm" svg:y2="66.25cm" draw:start-shape="id38" draw:start-glue-point="2" draw:end-shape="id39" draw:end-glue-point="7" svg:d="M94720 62929v3321h-7125" svg:viewBox="0 0 7126 3322">
          <text:p/>
        </draw:connector>
        <draw:custom-shape draw:style-name="gr17" draw:text-style-name="P5" xml:id="id27" draw:id="id27" draw:layer="layout" svg:width="8.85cm" svg:height="4.7cm" svg:x="79.394cm" svg:y="39.8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1" draw:id="id41" draw:layer="layout" svg:width="7.757cm" svg:height="2.7cm" svg:x="79.941cm" svg:y="45.7cm">
          <text:p text:style-name="P1">Energiz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857cm" svg:height="0.963cm" svg:x="84.092cm" svg:y="44.6cm">
          <draw:text-box>
            <text:p text:style-name="P2">Yes</text:p>
          </draw:text-box>
        </draw:frame>
        <draw:custom-shape draw:style-name="gr3" draw:text-style-name="P1" xml:id="id40" draw:id="id40" draw:layer="layout" svg:width="7.757cm" svg:height="2.7cm" svg:x="79.941cm" svg:y="54.8cm">
          <text:p text:style-name="P1">Energize:<text:line-break/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3" draw:layer="layout" svg:width="1.639cm" svg:height="0.963cm" svg:x="88.244cm" svg:y="41.2cm">
          <draw:text-box>
            <text:p text:style-name="P2">No</text:p>
          </draw:text-box>
        </draw:frame>
        <draw:connector draw:style-name="gr5" draw:text-style-name="P4" draw:layer="layout" draw:line-skew="1.604cm" svg:x1="88.244cm" svg:y1="42.15cm" svg:x2="87.698cm" svg:y2="56.15cm" draw:start-shape="id27" draw:start-glue-point="7" draw:end-shape="id40" draw:end-glue-point="1" svg:d="M88244 42150h2106v14000h-2652" svg:viewBox="0 0 2653 14001">
          <text:p/>
        </draw:connector>
        <draw:connector draw:style-name="gr5" draw:text-style-name="P4" draw:layer="layout" svg:x1="83.819cm" svg:y1="44.5cm" svg:x2="83.819cm" svg:y2="45.7cm" draw:start-shape="id27" draw:start-glue-point="6" draw:end-shape="id41" draw:end-glue-point="0" svg:d="M83819 44500v1200" svg:viewBox="0 0 1 1201">
          <text:p/>
        </draw:connector>
        <draw:connector draw:style-name="gr5" draw:text-style-name="P4" draw:layer="layout" svg:x1="83.819cm" svg:y1="48.4cm" svg:x2="83.819cm" svg:y2="50.2cm" draw:start-shape="id41" draw:start-glue-point="2" draw:end-shape="id42" draw:end-glue-point="0" svg:d="M83819 48400v1800" svg:viewBox="0 0 1 1801">
          <text:p/>
        </draw:connector>
        <draw:custom-shape draw:style-name="gr20" draw:text-style-name="P1" xml:id="id43" draw:id="id43" draw:layer="layout" svg:width="7.757cm" svg:height="2.9cm" svg:x="50.497cm" svg:y="106.6cm">
          <text:p text:style-name="P1">Input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54.354cm" svg:y1="104.34cm" svg:x2="54.375cm" svg:y2="106.6cm" draw:start-shape="id31" draw:start-glue-point="2" draw:end-shape="id43" draw:end-glue-point="0" svg:d="M54354 104340v1131h21v1129" svg:viewBox="0 0 22 2261">
          <text:p/>
        </draw:connector>
        <draw:custom-shape draw:style-name="gr20" draw:text-style-name="P1" xml:id="id48" draw:id="id48" draw:layer="layout" svg:width="7.757cm" svg:height="2.9cm" svg:x="96.766cm" svg:y="106.786cm">
          <text:p text:style-name="P1">Mid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42" draw:id="id42" draw:layer="layout" svg:width="7.757cm" svg:height="2.7cm" svg:x="79.941cm" svg:y="50.2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83.819cm" svg:y1="52.9cm" svg:x2="83.819cm" svg:y2="54.8cm" draw:start-shape="id42" draw:start-glue-point="2" draw:end-shape="id40" draw:end-glue-point="0" svg:d="M83819 52900v1900" svg:viewBox="0 0 1 1901">
          <text:p/>
        </draw:connector>
        <draw:custom-shape draw:style-name="gr20" draw:text-style-name="P1" xml:id="id47" draw:id="id47" draw:layer="layout" svg:width="7.757cm" svg:height="2.9cm" svg:x="79.947cm" svg:y="59.9cm">
          <text:p text:style-name="P1">Backgear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6" xml:id="id46" draw:id="id46" draw:layer="layout" svg:width="7.539cm" svg:height="2.9cm" svg:x="11.8cm" svg:y="40.1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6" xml:id="id44" draw:id="id44" draw:layer="layout" svg:width="7.757cm" svg:height="2.9cm" svg:x="11.707cm" svg:y="29.5cm">
          <text:p text:style-name="P1">End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6" xml:id="id45" draw:id="id45" draw:layer="layout" svg:width="7.757cm" svg:height="2.9cm" svg:x="11.707cm" svg:y="34.7cm">
          <text:p text:style-name="P1">Deenergize </text:p>
          <text:p text:style-name="P1"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" draw:text-style-name="P7" draw:layer="layout" svg:x1="15.585cm" svg:y1="32.4cm" svg:x2="15.585cm" svg:y2="34.7cm" draw:start-shape="id44" draw:end-shape="id45" draw:end-glue-point="0" svg:d="M15585 32400v2300" svg:viewBox="0 0 1 2301">
          <text:p/>
        </draw:connector>
        <draw:connector draw:style-name="gr23" draw:text-style-name="P7" draw:layer="layout" svg:x1="15.585cm" svg:y1="37.6cm" svg:x2="15.57cm" svg:y2="40.1cm" draw:start-shape="id45" draw:start-glue-point="2" draw:end-shape="id46" draw:end-glue-point="4" svg:d="M15585 37600v1251h-15v1249" svg:viewBox="0 0 16 2501">
          <text:p/>
        </draw:connector>
        <draw:custom-shape draw:style-name="gr24" draw:text-style-name="P1" xml:id="id30" draw:id="id30" draw:layer="layout" svg:width="8.741cm" svg:height="4.9cm" svg:x="44.734cm" svg:y="56.777cm">
          <text:p text:style-name="P1">Commanded <text:line-break/>Speed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857cm" svg:height="0.963cm" svg:x="53.552cm" svg:y="58.337cm">
          <draw:text-box>
            <text:p text:style-name="P2">Yes</text:p>
          </draw:text-box>
        </draw:frame>
        <draw:frame draw:style-name="gr2" draw:text-style-name="P3" draw:layer="layout" svg:width="1.857cm" svg:height="0.963cm" svg:x="49.65cm" svg:y="62.277cm">
          <draw:text-box>
            <text:p text:style-name="P2">No</text:p>
          </draw:text-box>
        </draw:frame>
        <draw:custom-shape draw:style-name="gr10" draw:text-style-name="P1" xml:id="id22" draw:id="id22" draw:layer="layout" svg:width="8.85cm" svg:height="5cm" svg:x="44.624cm" svg:y="62.977cm">
          <text:p text:style-name="P1">Next st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49.105cm" svg:y1="61.677cm" svg:x2="49.049cm" svg:y2="62.977cm" draw:start-shape="id30" draw:start-glue-point="6" draw:end-shape="id22" draw:end-glue-point="4" svg:d="M49105 61677v651h-56v649" svg:viewBox="0 0 57 1301">
          <text:p/>
        </draw:connector>
        <draw:frame draw:style-name="gr2" draw:text-style-name="P3" draw:layer="layout" svg:width="2.294cm" svg:height="0.963cm" svg:x="41.971cm" svg:y="64.114cm">
          <draw:text-box>
            <text:p text:style-name="P2">Input</text:p>
          </draw:text-box>
        </draw:frame>
        <draw:frame draw:style-name="gr2" draw:text-style-name="P3" draw:layer="layout" svg:width="2.294cm" svg:height="0.963cm" svg:x="41.971cm" svg:y="64.115cm">
          <draw:text-box>
            <text:p text:style-name="P2">Input</text:p>
          </draw:text-box>
        </draw:frame>
        <draw:frame draw:style-name="gr25" draw:text-style-name="P3" draw:layer="layout" svg:width="4.48cm" svg:height="1.2cm" svg:x="53.115cm" svg:y="63.977cm">
          <draw:text-box>
            <text:p text:style-name="P2">Back-gear</text:p>
          </draw:text-box>
        </draw:frame>
        <draw:connector draw:style-name="gr5" draw:text-style-name="P4" draw:layer="layout" svg:x1="53.474cm" svg:y1="65.477cm" svg:x2="79.838cm" svg:y2="26.95cm" draw:start-shape="id22" draw:start-glue-point="7" draw:end-shape="id23" draw:end-glue-point="5" svg:d="M53474 65477h13182v-38527h13182" svg:viewBox="0 0 26365 38528">
          <text:p/>
        </draw:connector>
        <draw:connector draw:style-name="gr5" draw:text-style-name="P4" draw:layer="layout" svg:x1="83.819cm" svg:y1="57.5cm" svg:x2="83.825cm" svg:y2="59.9cm" draw:start-shape="id40" draw:start-glue-point="2" draw:end-shape="id47" draw:end-glue-point="0" svg:d="M83819 57500v1201h6v1199" svg:viewBox="0 0 7 2401">
          <text:p/>
        </draw:connector>
        <draw:connector draw:style-name="gr5" draw:text-style-name="P4" draw:layer="layout" svg:x1="87.705cm" svg:y1="26.95cm" svg:x2="90.326cm" svg:y2="28.85cm" draw:start-shape="id23" draw:start-glue-point="7" draw:end-shape="id25" draw:end-glue-point="5" svg:d="M87705 26950h1311v1900h1310" svg:viewBox="0 0 2622 1901">
          <text:p/>
        </draw:connector>
        <draw:connector draw:style-name="gr5" draw:text-style-name="P4" draw:layer="layout" svg:x1="100.633cm" svg:y1="104.463cm" svg:x2="100.644cm" svg:y2="106.786cm" draw:start-shape="id37" draw:start-glue-point="2" draw:end-shape="id48" draw:end-glue-point="0" svg:d="M100633 104463v1162h11v1161" svg:viewBox="0 0 12 2324">
          <text:p/>
        </draw:connector>
        <draw:custom-shape draw:style-name="gr6" draw:text-style-name="P1" xml:id="id49" draw:id="id49" draw:layer="layout" svg:width="7.539cm" svg:height="2.9cm" svg:x="50.606cm" svg:y="111.6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54.375cm" svg:y1="109.5cm" svg:x2="54.376cm" svg:y2="111.6cm" draw:start-shape="id43" draw:start-glue-point="2" draw:end-shape="id49" draw:end-glue-point="4" svg:d="M54375 109500v1051h1v1049" svg:viewBox="0 0 2 2101">
          <text:p/>
        </draw:connector>
        <draw:connector draw:style-name="gr5" draw:text-style-name="P4" draw:layer="layout" svg:x1="63.421cm" svg:y1="109.5cm" svg:x2="58.145cm" svg:y2="113.05cm" draw:start-shape="id50" draw:start-glue-point="2" draw:end-shape="id49" draw:end-glue-point="7" svg:d="M63421 109500v3550h-5276" svg:viewBox="0 0 5277 3551">
          <text:p/>
        </draw:connector>
        <draw:connector draw:style-name="gr5" draw:text-style-name="P4" draw:layer="layout" svg:x1="31.598cm" svg:y1="98.3cm" svg:x2="50.606cm" svg:y2="113.05cm" draw:start-shape="id51" draw:start-glue-point="6" draw:end-shape="id49" draw:end-glue-point="5" svg:d="M31598 98300v14750h19008" svg:viewBox="0 0 19009 14751">
          <text:p/>
        </draw:connector>
        <draw:custom-shape draw:style-name="gr6" draw:text-style-name="P1" xml:id="id21" draw:id="id21" draw:layer="layout" svg:width="7.539cm" svg:height="2.9cm" svg:x="96.88cm" svg:y="111.742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100.644cm" svg:y1="109.686cm" svg:x2="100.65cm" svg:y2="111.742cm" draw:start-shape="id48" draw:start-glue-point="2" draw:end-shape="id21" draw:end-glue-point="4" svg:d="M100644 109686v1029h6v1027" svg:viewBox="0 0 7 2057">
          <text:p/>
        </draw:connector>
        <draw:connector draw:style-name="gr5" draw:text-style-name="P4" draw:layer="layout" svg:x1="90.678cm" svg:y1="105.423cm" svg:x2="96.88cm" svg:y2="113.192cm" draw:start-shape="id19" draw:start-glue-point="2" draw:end-shape="id21" draw:end-glue-point="5" svg:d="M90678 105423v7769h6202" svg:viewBox="0 0 6203 7770">
          <text:p/>
        </draw:connector>
        <draw:connector draw:style-name="gr5" draw:text-style-name="P4" draw:layer="layout" svg:x1="82.661cm" svg:y1="96.3cm" svg:x2="96.88cm" svg:y2="113.192cm" draw:start-shape="id52" draw:start-glue-point="6" draw:end-shape="id21" draw:end-glue-point="5" svg:d="M82661 96300v16892h14219" svg:viewBox="0 0 14220 16893">
          <text:p/>
        </draw:connector>
        <draw:connector draw:style-name="gr5" draw:text-style-name="P4" draw:layer="layout" svg:x1="44.624cm" svg:y1="65.477cm" svg:x2="38.071cm" svg:y2="71.2cm" draw:start-shape="id22" draw:start-glue-point="5" draw:end-shape="id11" draw:end-glue-point="4" svg:d="M44624 65477h-6553v5723" svg:viewBox="0 0 6554 5724">
          <text:p/>
        </draw:connector>
        <draw:frame draw:style-name="gr2" draw:text-style-name="P3" draw:layer="layout" svg:width="1.857cm" svg:height="0.963cm" svg:x="78.09cm" svg:y="34.237cm">
          <draw:text-box>
            <text:p text:style-name="P2">No</text:p>
          </draw:text-box>
        </draw:frame>
        <draw:custom-shape draw:style-name="gr6" draw:text-style-name="P1" xml:id="id39" draw:id="id39" draw:layer="layout" svg:width="7.539cm" svg:height="2.9cm" svg:x="80.056cm" svg:y="64.8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83.825cm" svg:y1="62.8cm" svg:x2="83.826cm" svg:y2="64.8cm" draw:start-shape="id47" draw:start-glue-point="2" draw:end-shape="id39" draw:end-glue-point="4" svg:d="M83825 62800v1001h1v999" svg:viewBox="0 0 2 2001">
          <text:p/>
        </draw:connector>
        <draw:connector draw:style-name="gr5" draw:text-style-name="P4" draw:layer="layout" svg:x1="75.478cm" svg:y1="62.8cm" svg:x2="80.056cm" svg:y2="66.25cm" draw:start-shape="id53" draw:start-glue-point="2" draw:end-shape="id39" draw:end-glue-point="5" svg:d="M75478 62800v3450h4578" svg:viewBox="0 0 4579 3451">
          <text:p/>
        </draw:connector>
        <draw:connector draw:style-name="gr5" draw:text-style-name="P4" draw:layer="layout" svg:x1="100.925cm" svg:y1="51.8cm" svg:x2="87.595cm" svg:y2="66.25cm" draw:start-shape="id54" draw:start-glue-point="6" draw:end-shape="id39" draw:end-glue-point="7" svg:d="M100925 51800v14450h-13330" svg:viewBox="0 0 13331 14451">
          <text:p/>
        </draw:connector>
        <draw:frame draw:style-name="gr2" draw:text-style-name="P3" draw:layer="layout" svg:width="1.639cm" svg:height="0.963cm" svg:x="99.176cm" svg:y="27.537cm">
          <draw:text-box>
            <text:p text:style-name="P2">No</text:p>
          </draw:text-box>
        </draw:frame>
        <draw:connector draw:style-name="gr5" draw:text-style-name="P4" draw:layer="layout" svg:x1="53.475cm" svg:y1="59.227cm" svg:x2="79.838cm" svg:y2="26.95cm" draw:start-shape="id30" draw:start-glue-point="7" draw:end-shape="id23" draw:end-glue-point="5" svg:d="M53475 59227h13181v-32277h13182" svg:viewBox="0 0 26364 32278">
          <text:p/>
        </draw:connector>
        <draw:connector draw:style-name="gr5" draw:text-style-name="P4" draw:layer="layout" svg:x1="43.308cm" svg:y1="98.2cm" svg:x2="50.606cm" svg:y2="113.05cm" draw:start-shape="id14" draw:start-glue-point="2" draw:end-shape="id49" draw:end-glue-point="5" svg:d="M43308 98200v14850h7298" svg:viewBox="0 0 7299 14851">
          <text:p/>
        </draw:connector>
        <draw:custom-shape draw:style-name="gr3" draw:text-style-name="P1" xml:id="id55" draw:id="id55" draw:layer="layout" svg:width="7.757cm" svg:height="2.7cm" svg:x="45.248cm" svg:y="31.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49.126cm" svg:y1="30.108cm" svg:x2="49.126cm" svg:y2="31.1cm" draw:start-shape="id28" draw:start-glue-point="2" draw:end-shape="id55" draw:end-glue-point="0" svg:d="M49126 30108v992" svg:viewBox="0 0 1 993">
          <text:p/>
        </draw:connector>
        <draw:connector draw:style-name="gr5" draw:text-style-name="P4" draw:layer="layout" svg:x1="49.126cm" svg:y1="33.8cm" svg:x2="49.126cm" svg:y2="35.008cm" draw:start-shape="id55" draw:start-glue-point="2" draw:end-shape="id9" draw:end-glue-point="0" svg:d="M49126 33800v1208" svg:viewBox="0 0 1 1209">
          <text:p/>
        </draw:connector>
        <draw:custom-shape draw:style-name="gr26" draw:text-style-name="P8" xml:id="id56" draw:id="id56" draw:layer="layout" svg:width="8.85cm" svg:height="4.7cm" svg:x="15.203cm" svg:y="9.1cm">
          <text:p text:style-name="P1">Target gear <text:line-break/>Left [Red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8" xml:id="id61" draw:id="id61" draw:layer="layout" svg:width="8.85cm" svg:height="4.7cm" svg:x="15.203cm" svg:y="20.8cm">
          <text:p text:style-name="P1">[Stage]_<text:line-break/>LEFT_CENTER</text:p>
          <text:p text:style-name="P1">Is 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8" xml:id="id57" draw:id="id57" draw:layer="layout" svg:width="7.757cm" svg:height="2.7cm" svg:x="3.731cm" svg:y="21.8cm">
          <text:p text:style-name="P1">Turn CCW<text:line-break/>(Reverse_Direction O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8" draw:text-style-name="P9" draw:layer="layout" svg:x1="15.203cm" svg:y1="11.45cm" svg:x2="7.609cm" svg:y2="21.8cm" draw:start-shape="id56" draw:start-glue-point="5" draw:end-shape="id57" draw:end-glue-point="0" svg:d="M15203 11450h-7594v10350" svg:viewBox="0 0 7595 10351">
          <text:p/>
        </draw:connector>
        <draw:custom-shape draw:style-name="gr3" draw:text-style-name="P1" draw:layer="layout" svg:width="7.757cm" svg:height="2.7cm" svg:x="45.249cm" svg:y="31.10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8" xml:id="id58" draw:id="id58" draw:layer="layout" svg:width="8.85cm" svg:height="4.7cm" svg:x="15.203cm" svg:y="2.2cm">
          <text:p text:style-name="P1">Target gear <text:line-break/>Right [Yellow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9" draw:layer="layout" svg:x1="19.628cm" svg:y1="6.9cm" svg:x2="19.628cm" svg:y2="9.1cm" draw:start-shape="id58" draw:start-glue-point="6" draw:end-shape="id56" draw:end-glue-point="4" svg:d="M19628 6900v2200" svg:viewBox="0 0 1 2201">
          <text:p/>
        </draw:connector>
        <draw:custom-shape draw:style-name="gr27" draw:text-style-name="P8" xml:id="id59" draw:id="id59" draw:layer="layout" svg:width="7.757cm" svg:height="2.7cm" svg:x="26.565cm" svg:y="21.8cm">
          <text:p text:style-name="P1">Turn CW<text:line-break/>(Reverse_Direction off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8" draw:text-style-name="P9" draw:layer="layout" svg:x1="24.053cm" svg:y1="4.55cm" svg:x2="30.443cm" svg:y2="21.8cm" draw:start-shape="id58" draw:start-glue-point="7" draw:end-shape="id59" draw:end-glue-point="0" svg:d="M24053 4550h6390v17250" svg:viewBox="0 0 6391 17251">
          <text:p/>
        </draw:connector>
        <draw:custom-shape draw:style-name="gr27" draw:text-style-name="P8" xml:id="id60" draw:id="id60" draw:layer="layout" svg:width="7.757cm" svg:height="2.7cm" svg:x="15.749cm" svg:y="15.8cm">
          <text:p text:style-name="P1">Target gear </text:p>
          <text:p text:style-name="P1">Mid [Blue]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8" draw:text-style-name="P9" draw:layer="layout" svg:x1="19.628cm" svg:y1="13.8cm" svg:x2="19.627cm" svg:y2="15.8cm" draw:start-shape="id56" draw:start-glue-point="6" draw:end-shape="id60" draw:end-glue-point="0" svg:d="M19628 13800v1001h-1v999" svg:viewBox="0 0 2 2001">
          <text:p/>
        </draw:connector>
        <draw:connector draw:style-name="gr28" draw:text-style-name="P9" draw:layer="layout" svg:x1="19.627cm" svg:y1="18.5cm" svg:x2="19.628cm" svg:y2="20.8cm" draw:start-shape="id60" draw:start-glue-point="2" draw:end-shape="id61" draw:end-glue-point="4" svg:d="M19627 18500v1151h1v1149" svg:viewBox="0 0 2 2301">
          <text:p/>
        </draw:connector>
        <draw:connector draw:style-name="gr28" draw:text-style-name="P9" draw:layer="layout" svg:x1="24.053cm" svg:y1="23.15cm" svg:x2="26.565cm" svg:y2="23.15cm" draw:start-shape="id61" draw:start-glue-point="7" draw:end-shape="id59" draw:end-glue-point="3" svg:d="M24053 23150h2512" svg:viewBox="0 0 2513 1">
          <text:p/>
        </draw:connector>
        <draw:connector draw:style-name="gr28" draw:text-style-name="P9" draw:layer="layout" svg:x1="15.203cm" svg:y1="23.15cm" svg:x2="11.488cm" svg:y2="23.15cm" draw:start-shape="id61" draw:start-glue-point="5" draw:end-shape="id57" draw:end-glue-point="1" svg:d="M15203 23150h-3715" svg:viewBox="0 0 3716 1">
          <text:p/>
        </draw:connector>
        <draw:frame draw:style-name="gr2" draw:text-style-name="P3" draw:layer="layout" svg:width="1.639cm" svg:height="0.963cm" svg:x="54.426cm" svg:y="44.309cm">
          <draw:text-box>
            <text:p text:style-name="P2">No</text:p>
          </draw:text-box>
        </draw:frame>
        <draw:frame draw:style-name="gr29" draw:text-style-name="P10" draw:layer="layout" svg:width="1.639cm" svg:height="0.963cm" svg:x="20.119cm" svg:y="13.9cm">
          <draw:text-box>
            <text:p text:style-name="P2">No</text:p>
          </draw:text-box>
        </draw:frame>
        <draw:frame draw:style-name="gr29" draw:text-style-name="P10" draw:layer="layout" svg:width="1.639cm" svg:height="0.963cm" svg:x="20.119cm" svg:y="7cm">
          <draw:text-box>
            <text:p text:style-name="P2">No</text:p>
          </draw:text-box>
        </draw:frame>
        <draw:frame draw:style-name="gr29" draw:text-style-name="P10" draw:layer="layout" svg:width="1.857cm" svg:height="0.963cm" svg:x="23.943cm" svg:y="22.1cm">
          <draw:text-box>
            <text:p text:style-name="P2">No</text:p>
          </draw:text-box>
        </draw:frame>
        <draw:frame draw:style-name="gr29" draw:text-style-name="P10" draw:layer="layout" svg:width="1.857cm" svg:height="0.963cm" svg:x="13.783cm" svg:y="10.337cm">
          <draw:text-box>
            <text:p text:style-name="P2">Yes</text:p>
          </draw:text-box>
        </draw:frame>
        <draw:frame draw:style-name="gr29" draw:text-style-name="P10" draw:layer="layout" svg:width="1.857cm" svg:height="0.963cm" svg:x="24.053cm" svg:y="3.3cm">
          <draw:text-box>
            <text:p text:style-name="P2">Yes</text:p>
          </draw:text-box>
        </draw:frame>
        <draw:frame draw:style-name="gr30" draw:text-style-name="P10" draw:layer="layout" svg:width="2.404cm" svg:height="1.1cm" svg:x="13.345cm" svg:y="22.1cm">
          <draw:text-box>
            <text:p text:style-name="P2">Yes</text:p>
          </draw:text-box>
        </draw:frame>
        <draw:custom-shape draw:style-name="gr31" draw:text-style-name="P1" xml:id="id54" draw:id="id54" draw:layer="layout" svg:width="10.926cm" svg:height="6.3cm" svg:x="95.462cm" svg:y="45.5cm">
          <text:p text:style-name="P1">Gear protection:</text:p>
          <text:p text:style-name="P1"><text:line-break/>endpoint of this</text:p>
          <text:p text:style-name="P1">rotation direction</text:p>
          <text:p text:style-name="P1"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639cm" svg:height="0.963cm" svg:x="99.176cm" svg:y="52.5cm">
          <draw:text-box>
            <text:p text:style-name="P2">No</text:p>
          </draw:text-box>
        </draw:frame>
        <draw:connector draw:style-name="gr5" draw:text-style-name="P4" draw:layer="layout" svg:x1="99.176cm" svg:y1="28.85cm" svg:x2="100.925cm" svg:y2="45.5cm" draw:start-shape="id25" draw:start-glue-point="7" draw:end-shape="id54" draw:end-glue-point="4" svg:d="M99176 28850h1749v16650" svg:viewBox="0 0 1750 16651">
          <text:p/>
        </draw:connector>
        <draw:custom-shape draw:style-name="gr32" draw:text-style-name="P1" xml:id="id62" draw:id="id62" draw:layer="layout" svg:width="8.741cm" svg:height="4.6cm" svg:x="103.984cm" svg:y="54.7cm">
          <text:p text:style-name="P1">Deenergize</text:p>
          <text:p text:style-name="P1">Gear_Motor_Back_Gear</text:p>
          <text:p text:style-name="P1"/>
          <text:p text:style-name="P1">Backgear stage </text:p>
          <text:p text:style-name="P1">state:</text:p>
          <text:p text:style-name="P1">RE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106.388cm" svg:y1="48.65cm" svg:x2="108.354cm" svg:y2="54.7cm" draw:start-shape="id54" draw:start-glue-point="7" draw:end-shape="id62" draw:end-glue-point="0" svg:d="M106388 48650h1966v6050" svg:viewBox="0 0 1967 6051">
          <text:p/>
        </draw:connector>
        <draw:connector draw:style-name="gr5" draw:text-style-name="P4" draw:layer="layout" svg:x1="108.354cm" svg:y1="59.3cm" svg:x2="87.595cm" svg:y2="66.25cm" draw:start-shape="id62" draw:start-glue-point="2" draw:end-shape="id39" draw:end-glue-point="7" svg:d="M108354 59300v6950h-20759" svg:viewBox="0 0 20760 6951">
          <text:p/>
        </draw:connector>
        <draw:frame draw:style-name="gr2" draw:text-style-name="P3" draw:layer="layout" svg:width="1.857cm" svg:height="0.963cm" svg:x="106.497cm" svg:y="47.6cm">
          <draw:text-box>
            <text:p text:style-name="P2">Yes</text:p>
          </draw:text-box>
        </draw:frame>
        <draw:custom-shape draw:style-name="gr33" draw:text-style-name="P1" xml:id="id63" draw:id="id63" draw:layer="layout" svg:width="8.741cm" svg:height="10.1cm" svg:x="109.556cm" svg:y="29.7cm">
          <text:p text:style-name="P1">Deenergize:</text:p>
          <text:p text:style-name="P1"/>
          <text:p text:style-name="P1">Reverse_Direction</text:p>
          <text:p text:style-name="P1">Slow_Motion</text:p>
          <text:p text:style-name="P1"/>
          <text:p text:style-name="P1">Backgear stage </text:p>
          <text:p text:style-name="P1">state:</text:p>
          <text:p text:style-name="P1">OFF</text:p>
          <text:p text:style-name="P1"/>
          <text:p text:style-name="P1">return to backgear</text:p>
          <text:p text:style-name="P1">stag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draw:line-skew="-0.799cm" svg:x1="83.772cm" svg:y1="24.6cm" svg:x2="113.926cm" svg:y2="29.7cm" draw:start-shape="id23" draw:start-glue-point="4" draw:end-shape="id63" draw:end-glue-point="0" svg:d="M83772 24600v-1300h30154v6400" svg:viewBox="0 0 30155 6401">
          <text:p/>
        </draw:connector>
        <draw:frame draw:style-name="gr2" draw:text-style-name="P3" draw:layer="layout" svg:width="4.042cm" svg:height="0.963cm" svg:x="85.192cm" svg:y="22.337cm">
          <draw:text-box>
            <text:p text:style-name="P2">RESTART</text:p>
          </draw:text-box>
        </draw:frame>
        <draw:connector draw:style-name="gr5" draw:text-style-name="P4" draw:layer="layout" svg:x1="113.926cm" svg:y1="39.8cm" svg:x2="87.595cm" svg:y2="66.25cm" draw:start-shape="id63" draw:start-glue-point="2" draw:end-shape="id39" draw:end-glue-point="7" svg:d="M113926 39800v26450h-26331" svg:viewBox="0 0 26332 26451">
          <text:p/>
        </draw:connector>
        <draw:custom-shape draw:style-name="gr31" draw:text-style-name="P1" xml:id="id52" draw:id="id52" draw:layer="layout" svg:width="10.926cm" svg:height="6.3cm" svg:x="77.198cm" svg:y="90cm">
          <text:p text:style-name="P1">Gear protection:</text:p>
          <text:p text:style-name="P1"><text:line-break/>endpoint of this</text:p>
          <text:p text:style-name="P1">rotation direction</text:p>
          <text:p text:style-name="P1"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857cm" svg:height="0.963cm" svg:x="82.77cm" svg:y="96.8cm">
          <draw:text-box>
            <text:p text:style-name="P2">No</text:p>
          </draw:text-box>
        </draw:frame>
        <draw:connector draw:style-name="gr5" draw:text-style-name="P4" draw:layer="layout" svg:x1="84.409cm" svg:y1="81.35cm" svg:x2="82.661cm" svg:y2="90cm" draw:start-shape="id17" draw:start-glue-point="5" draw:end-shape="id52" draw:end-glue-point="4" svg:d="M84409 81350h-1748v8650" svg:viewBox="0 0 1749 8651">
          <text:p/>
        </draw:connector>
        <draw:custom-shape draw:style-name="gr32" draw:text-style-name="P1" xml:id="id64" draw:id="id64" draw:layer="layout" svg:width="8.741cm" svg:height="4.6cm" svg:x="72.063cm" svg:y="100.6cm">
          <text:p text:style-name="P1">Deenergize</text:p>
          <text:p text:style-name="P1">Gear_Motor_Mid</text:p>
          <text:p text:style-name="P1"/>
          <text:p text:style-name="P1">Mid stage </text:p>
          <text:p text:style-name="P1">state:</text:p>
          <text:p text:style-name="P1">RE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77.198cm" svg:y1="93.15cm" svg:x2="76.433cm" svg:y2="100.6cm" draw:start-shape="id52" draw:start-glue-point="5" draw:end-shape="id64" draw:end-glue-point="0" svg:d="M77198 93150h-765v7450" svg:viewBox="0 0 766 7451">
          <text:p/>
        </draw:connector>
        <draw:connector draw:style-name="gr5" draw:text-style-name="P4" draw:layer="layout" svg:x1="76.433cm" svg:y1="105.2cm" svg:x2="96.88cm" svg:y2="113.192cm" draw:start-shape="id64" draw:start-glue-point="2" draw:end-shape="id21" draw:end-glue-point="5" svg:d="M76433 105200v7992h20447" svg:viewBox="0 0 20448 7993">
          <text:p/>
        </draw:connector>
        <draw:frame draw:style-name="gr2" draw:text-style-name="P3" draw:layer="layout" svg:width="2.017cm" svg:height="0.963cm" svg:x="76.602cm" svg:y="94.437cm">
          <draw:text-box>
            <text:p text:style-name="P2">Yes</text:p>
          </draw:text-box>
        </draw:frame>
        <draw:custom-shape draw:style-name="gr34" draw:text-style-name="P1" xml:id="id65" draw:id="id65" draw:layer="layout" svg:width="8.741cm" svg:height="8cm" svg:x="66.6cm" svg:y="80.3cm">
          <text:p text:style-name="P1">Deenergize:</text:p>
          <text:p text:style-name="P1"/>
          <text:p text:style-name="P1">Reverse_Direction</text:p>
          <text:p text:style-name="P1">Slow_Motion</text:p>
          <text:p text:style-name="P1"/>
          <text:p text:style-name="P1">Mid stage state:</text:p>
          <text:p text:style-name="P1">OFF</text:p>
          <text:p text:style-name="P1"/>
          <text:p text:style-name="P1">return to mid stag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79.875cm" svg:y1="75.25cm" svg:x2="70.97cm" svg:y2="80.3cm" draw:start-shape="id16" draw:start-glue-point="5" draw:end-shape="id65" draw:end-glue-point="0" svg:d="M79875 75250h-8905v5050" svg:viewBox="0 0 8906 5051">
          <text:p/>
        </draw:connector>
        <draw:frame draw:style-name="gr2" draw:text-style-name="P3" draw:layer="layout" svg:width="4.042cm" svg:height="0.963cm" svg:x="75.887cm" svg:y="74.137cm">
          <draw:text-box>
            <text:p text:style-name="P2">RESTART</text:p>
          </draw:text-box>
        </draw:frame>
        <draw:custom-shape draw:style-name="gr35" draw:text-style-name="P1" xml:id="id16" draw:id="id16" draw:layer="layout" svg:width="7.539cm" svg:height="4.3cm" svg:x="79.875cm" svg:y="73.1cm">
          <text:p text:style-name="P1">Mid stage 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70.97cm" svg:y1="88.3cm" svg:x2="96.88cm" svg:y2="113.192cm" draw:start-shape="id65" draw:start-glue-point="2" draw:end-shape="id21" draw:end-glue-point="5" svg:d="M70970 88300v24892h25910" svg:viewBox="0 0 25911 24893">
          <text:p/>
        </draw:connector>
        <draw:custom-shape draw:style-name="gr36" draw:text-style-name="P1" xml:id="id23" draw:id="id23" draw:layer="layout" svg:width="7.867cm" svg:height="4.7cm" svg:x="79.838cm" svg:y="24.6cm">
          <text:p text:style-name="P1">Backgear</text:p>
          <text:p text:style-name="P1">stage 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xml:id="id51" draw:id="id51" draw:layer="layout" svg:width="10.926cm" svg:height="6.3cm" svg:x="26.135cm" svg:y="92cm">
          <text:p text:style-name="P1">Gear protection:</text:p>
          <text:p text:style-name="P1"><text:line-break/>endpoint of this</text:p>
          <text:p text:style-name="P1">rotation direction</text:p>
          <text:p text:style-name="P1"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" xml:id="id66" draw:id="id66" draw:layer="layout" svg:width="9.9cm" svg:height="4.6cm" svg:x="20.4cm" svg:y="100.3cm">
          <text:p text:style-name="P1">Deenergize:</text:p>
          <text:p text:style-name="P1">Gear_Motor_Input_Stage</text:p>
          <text:p text:style-name="P1"/>
          <text:p text:style-name="P1">Input Stage</text:p>
          <text:p text:style-name="P1">state:</text:p>
          <text:p text:style-name="P1">RE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26.135cm" svg:y1="95.15cm" svg:x2="25.35cm" svg:y2="100.3cm" draw:start-shape="id51" draw:start-glue-point="5" draw:end-shape="id66" draw:end-glue-point="0" svg:d="M26135 95150h-785v5150" svg:viewBox="0 0 786 5151">
          <text:p/>
        </draw:connector>
        <draw:connector draw:style-name="gr5" draw:text-style-name="P11" draw:layer="layout" svg:x1="33.637cm" svg:y1="83.034cm" svg:x2="31.598cm" svg:y2="92cm" draw:start-shape="id12" draw:start-glue-point="5" draw:end-shape="id51" draw:end-glue-point="4" svg:d="M33637 83034h-2039v8966" svg:viewBox="0 0 2040 8967">
          <text:p/>
        </draw:connector>
        <draw:connector draw:style-name="gr5" draw:text-style-name="P11" draw:layer="layout" svg:x1="25.35cm" svg:y1="104.9cm" svg:x2="50.606cm" svg:y2="113.05cm" draw:start-shape="id66" draw:start-glue-point="2" draw:end-shape="id49" draw:end-glue-point="5" svg:d="M25350 104900v8150h25256" svg:viewBox="0 0 25257 8151">
          <text:p/>
        </draw:connector>
        <draw:frame draw:style-name="gr2" draw:text-style-name="P3" draw:layer="layout" svg:width="1.857cm" svg:height="0.963cm" svg:x="25.443cm" svg:y="96.7cm">
          <draw:text-box>
            <text:p text:style-name="P2">Yes</text:p>
          </draw:text-box>
        </draw:frame>
        <draw:frame draw:style-name="gr2" draw:text-style-name="P3" draw:layer="layout" svg:width="1.857cm" svg:height="0.963cm" svg:x="31.743cm" svg:y="99.137cm">
          <draw:text-box>
            <text:p text:style-name="P2">No</text:p>
          </draw:text-box>
        </draw:frame>
        <draw:custom-shape draw:style-name="gr34" draw:text-style-name="P1" xml:id="id67" draw:id="id67" draw:layer="layout" svg:width="8.741cm" svg:height="8cm" svg:x="14.9cm" svg:y="80.4cm">
          <text:p text:style-name="P1">Deenergize:</text:p>
          <text:p text:style-name="P1"/>
          <text:p text:style-name="P1">Reverse_Direction</text:p>
          <text:p text:style-name="P1">Slow_Motion</text:p>
          <text:p text:style-name="P1"/>
          <text:p text:style-name="P1">Inpu Stage State:</text:p>
          <text:p text:style-name="P1">OFF</text:p>
          <text:p text:style-name="P1"/>
          <text:p text:style-name="P1">return to input stag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1" draw:layer="layout" svg:x1="33.646cm" svg:y1="73.7cm" svg:x2="19.27cm" svg:y2="80.4cm" draw:start-shape="id11" draw:start-glue-point="5" draw:end-shape="id67" draw:end-glue-point="0" svg:d="M33646 73700h-14376v6700" svg:viewBox="0 0 14377 6701">
          <text:p/>
        </draw:connector>
        <draw:frame draw:style-name="gr2" draw:text-style-name="P3" draw:layer="layout" svg:width="4.042cm" svg:height="0.963cm" svg:x="29.258cm" svg:y="72.637cm">
          <draw:text-box>
            <text:p text:style-name="P2">RESTART</text:p>
          </draw:text-box>
        </draw:frame>
        <draw:connector draw:style-name="gr5" draw:text-style-name="P11" draw:layer="layout" svg:x1="19.27cm" svg:y1="88.4cm" svg:x2="50.606cm" svg:y2="113.05cm" draw:start-shape="id67" draw:start-glue-point="2" draw:end-shape="id49" draw:end-glue-point="5" svg:d="M19270 88400v24650h31336" svg:viewBox="0 0 31337 24651">
          <text:p/>
        </draw:connector>
        <draw:custom-shape draw:style-name="gr20" draw:text-style-name="P1" xml:id="id20" draw:id="id20" draw:layer="layout" svg:width="7.757cm" svg:height="2.9cm" svg:x="105.794cm" svg:y="106.761cm">
          <text:p text:style-name="P1"><text:span text:style-name="T1"/></text:p>
          <text:p text:style-name="P1">NEXT:</text:p>
          <text:p text:style-name="P1">Backgear</text:p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1" draw:layer="layout" svg:x1="105.059cm" svg:y1="82.413cm" svg:x2="109.672cm" svg:y2="106.761cm" draw:start-shape="id18" draw:start-glue-point="7" draw:end-shape="id20" draw:end-glue-point="0" svg:d="M105059 82413h4613v24348" svg:viewBox="0 0 4614 24349">
          <text:p/>
        </draw:connector>
        <draw:custom-shape draw:style-name="gr20" draw:text-style-name="P1" xml:id="id50" draw:id="id50" draw:layer="layout" svg:width="7.757cm" svg:height="2.9cm" svg:x="59.543cm" svg:y="106.6cm">
          <text:p text:style-name="P1"><text:span text:style-name="T1"/></text:p>
          <text:p text:style-name="P1">NEXT:</text:p>
          <text:p text:style-name="P1">Mid stage</text:p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1" draw:layer="layout" svg:x1="58.796cm" svg:y1="81.921cm" svg:x2="63.421cm" svg:y2="106.6cm" draw:start-shape="id13" draw:start-glue-point="7" draw:end-shape="id50" draw:end-glue-point="0" svg:d="M58796 81921h4625v24679" svg:viewBox="0 0 4626 24680">
          <text:p/>
        </draw:connector>
        <draw:custom-shape draw:style-name="gr38" draw:text-style-name="P12" xml:id="id53" draw:id="id53" draw:layer="layout" svg:width="7.757cm" svg:height="4.2cm" svg:x="71.6cm" svg:y="58.6cm">
          <text:p text:style-name="P1"><text:span text:style-name="T1"/></text:p>
          <text:p text:style-name="P1"/>
          <text:p text:style-name="P1">NEXT:</text:p>
          <text:p text:style-name="P1"/>
          <text:p text:style-name="P1">Gearshift Complete</text:p>
          <text:p text:style-name="P1"/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1" draw:layer="layout" svg:x1="79.388cm" svg:y1="35.35cm" svg:x2="75.478cm" svg:y2="58.6cm" draw:start-shape="id24" draw:start-glue-point="5" draw:end-shape="id53" draw:end-glue-point="0" svg:d="M79388 35350h-3910v23250" svg:viewBox="0 0 3911 23251">
          <text:p/>
        </draw:connector>
        <draw:custom-shape draw:style-name="gr38" draw:text-style-name="P12" xml:id="id38" draw:id="id38" draw:layer="layout" svg:width="7.757cm" svg:height="4.2cm" svg:x="90.842cm" svg:y="58.729cm">
          <text:p text:style-name="P1"><text:span text:style-name="T1"/></text:p>
          <text:p text:style-name="P1"/>
          <text:p text:style-name="P1">NEXT:</text:p>
          <text:p text:style-name="P1"/>
          <text:p text:style-name="P1">Gearshift Complete</text:p>
          <text:p text:style-name="P1"/>
          <text:p text:style-name="P1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1" draw:layer="layout" svg:x1="94.721cm" svg:y1="41.2cm" svg:x2="94.72cm" svg:y2="58.729cm" draw:start-shape="id26" draw:start-glue-point="2" draw:end-shape="id38" draw:end-glue-point="0" svg:d="M94721 41200v8765h-1v8764" svg:viewBox="0 0 2 17530">
          <text:p/>
        </draw:connector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21.92cm" fo:page-height="118.89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26cm" svg:height="7.047cm" svg:x="2.034cm" svg:y="2.397cm"/>
      <draw:page-thumbnail draw:layer="backgroundobjects" svg:width="7.226cm" svg:height="7.047cm" svg:x="2.034cm" svg:y="10.445cm"/>
      <draw:page-thumbnail draw:layer="backgroundobjects" svg:width="7.226cm" svg:height="7.047cm" svg:x="2.034cm" svg:y="18.493cm"/>
      <draw:page-thumbnail draw:layer="backgroundobjects" svg:width="7.226cm" svg:height="7.047cm" svg:x="12.329cm" svg:y="2.397cm"/>
      <draw:page-thumbnail draw:layer="backgroundobjects" svg:width="7.226cm" svg:height="7.047cm" svg:x="12.329cm" svg:y="10.445cm"/>
      <draw:page-thumbnail draw:layer="backgroundobjects" svg:width="7.226cm" svg:height="7.047cm" svg:x="12.329cm" svg:y="18.493cm"/>
    </style:handout-master>
    <style:master-page style:name="Default" style:page-layout-name="PM1" draw:style-name="Mdp1">
      <draw:frame presentation:style-name="Default-title" draw:layer="backgroundobjects" svg:width="80.729cm" svg:height="19.521cm" svg:x="5.484cm" svg:y="5.664cm" presentation:class="title" presentation:placeholder="true">
        <draw:text-box/>
      </draw:frame>
      <draw:frame presentation:style-name="Default-outline1" draw:layer="backgroundobjects" svg:width="80.729cm" svg:height="67.801cm" svg:x="5.484cm" svg:y="28.35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8:48:06.17</meta:creation-date>
    <meta:generator>LibreOffice/5.4.7.2$Linux_X86_64 LibreOffice_project/40$Build-2</meta:generator>
    <dc:date>2018-09-19T00:35:30.569743894</dc:date>
    <meta:editing-duration>PT14H38M13S</meta:editing-duration>
    <meta:editing-cycles>85</meta:editing-cycles>
    <meta:document-statistic meta:object-count="229"/>
  </office:meta>
</office:document-meta>
</file>